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cm" fo:margin-bottom="0cm" fo:text-align="start" style:justify-single-word="false"/>
      <style:text-properties fo:font-variant="normal" fo:text-transform="none" fo:color="#000000" style:font-name="Arial1" fo:font-size="14pt" fo:letter-spacing="normal" fo:font-style="normal" fo:font-weight="normal"/>
    </style:style>
    <style:style style:name="P2" style:family="paragraph" style:parent-style-name="Text_20_body">
      <style:paragraph-properties fo:margin-top="0cm" fo:margin-bottom="0cm" fo:text-align="start" style:justify-single-word="false"/>
      <style:text-properties fo:font-variant="normal" fo:text-transform="none" fo:color="#000000" style:font-name="Arial1" fo:font-size="14pt" fo:letter-spacing="normal" fo:font-style="normal" fo:font-weight="normal"/>
    </style:style>
    <style:style style:name="P3" style:family="paragraph" style:parent-style-name="Text_20_body" style:list-style-name="L1">
      <style:paragraph-properties fo:margin-top="0cm" fo:margin-bottom="0cm" fo:text-align="start" style:justify-single-word="false"/>
      <style:text-properties fo:font-variant="normal" fo:text-transform="none" fo:color="#000000" style:font-name="Arial1" fo:font-size="14pt" fo:letter-spacing="normal" fo:font-style="normal" fo:font-weight="normal"/>
    </style:style>
    <style:style style:name="P4" style:family="paragraph" style:parent-style-name="Text_20_body" style:list-style-name="L2">
      <style:paragraph-properties fo:margin-top="0cm" fo:margin-bottom="0cm" fo:text-align="start" style:justify-single-word="false"/>
      <style:text-properties fo:font-variant="normal" fo:text-transform="none" fo:color="#000000" style:font-name="Arial1" fo:font-size="14pt" fo:letter-spacing="normal" fo:font-style="normal" fo:font-weight="normal"/>
    </style:style>
    <style:style style:name="P5" style:family="paragraph" style:parent-style-name="Text_20_body" style:list-style-name="L3">
      <style:paragraph-properties fo:margin-top="0cm" fo:margin-bottom="0cm" fo:text-align="start" style:justify-single-word="false"/>
      <style:text-properties fo:font-variant="normal" fo:text-transform="none" fo:color="#000000" style:font-name="Arial1" fo:font-size="14pt" fo:letter-spacing="normal" fo:font-style="normal" fo:font-weight="normal"/>
    </style:style>
    <style:style style:name="P6" style:family="paragraph" style:parent-style-name="Text_20_body">
      <style:paragraph-properties fo:margin-top="0cm" fo:margin-bottom="0cm" fo:text-align="start" style:justify-single-word="false"/>
    </style:style>
    <style:style style:name="P7" style:family="paragraph" style:parent-style-name="Text_20_body" style:list-style-name="L1">
      <style:paragraph-properties fo:margin-top="0cm" fo:margin-bottom="0cm" fo:text-align="start" style:justify-single-word="false"/>
    </style:style>
    <style:style style:name="T1" style:family="text">
      <style:text-properties fo:color="#a9a9a9"/>
    </style:style>
    <style:style style:name="T2" style:family="text">
      <style:text-properties fo:font-weight="bold"/>
    </style:style>
    <style:style style:name="T3" style:family="text">
      <style:text-properties fo:font-variant="normal" fo:text-transform="none" fo:color="#000000" style:font-name="Arial1" fo:font-size="14pt" fo:letter-spacing="normal" fo:font-style="normal" fo:font-weight="normal"/>
    </style:style>
    <style:style style:name="T4" style:family="text">
      <style:text-properties fo:font-variant="normal" fo:text-transform="none" fo:color="#a9a9a9" style:font-name="Arial1" fo:font-size="14pt" fo:letter-spacing="normal" fo:font-style="normal" fo:font-weight="normal"/>
    </style:style>
    <text:list-style style:name="L1">
      <text:list-level-style-bullet text:level="1" text:style-name="Bullet_20_Symbols" style:num-suffix="." text:bullet-char="•">
        <style:list-level-properties text:space-before="1.247cm"/>
      </text:list-level-style-bullet>
      <text:list-level-style-number text:level="2" text:style-name="Numbering_20_Symbols" style:num-suffix="." style:num-format="1">
        <style:list-level-properties text:space-before="2.494cm"/>
      </text:list-level-style-number>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number text:level="2" text:style-name="Numbering_20_Symbols" style:num-suffix="." style:num-format="1">
        <style:list-level-properties text:space-before="2.494cm"/>
      </text:list-level-style-number>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1985179916994248265" text:style-name="L1">
        <text:list-item>
          <text:list>
            <text:list-item>
              <text:p text:style-name="P3">The problem to be solved <text:span text:style-name="T1">(The Goal)<text:line-break/><text:line-break/></text:span><text:tab/>Våran uppgift var att programmera diverse sök och sorteringsalgoritmer för att senare mäta tiden det tar att utföra <text:s/>dem på Binära Sökträd och Sekvenser.<text:span text:style-name="T1"><text:line-break/></text:span></text:p>
            </text:list-item>
            <text:list-item>
              <text:p text:style-name="P3">The solution - an overview<text:line-break/><text:line-break/>Programmet har två delar. En meny (UI) del men även en sammanslagen front end-back end fil som skapar våra arrayer/BST och utför de olika sorteringarna och sökningarna.<text:line-break/>Vi återanvände oss av trädimplementationen från Lab 1 för BST för att lägga till och söka i trädet.<text:line-break/></text:p>
            </text:list-item>
            <text:list-item>
              <text:p text:style-name="P3">The Design</text:p>
              <text:list>
                <text:list-item>
                  <text:p text:style-name="P3">the <text:span text:style-name="T2">abstract</text:span> design <text:span text:style-name="T1">(ADTs + operations (functional description))<text:line-break/><text:line-break/></text:span>Alla funktioner förutom de som hör till BST använder sig av arrayer medans BST nyttjar en länkad lista.<text:line-break/><text:line-break/>Operationer som kan utföras på våran sekventiella lista är:<text:line-break/></text:p>
                </text:list-item>
                <text:list-item>
                  <text:p text:style-name="P3">static int set_sorted(int v);<text:line-break/><text:tab/><text:tab/>Används för att sätta att listan är sorterad och så att man får möjligheten att göra Binärsökning </text:p>
                </text:list-item>
                <text:list-item>
                  <text:p text:style-name="P3">static void set_LSIZE(int v);<text:line-break/><text:tab/><text:tab/>Sätter LSIZE till ett värde som man skickar in som argument.</text:p>
                </text:list-item>
                <text:list-item>
                  <text:p text:style-name="P3">void setLSize();<text:line-break/><text:tab/><text:tab/>Sätter storleken för arrayen.</text:p>
                </text:list-item>
                <text:list-item>
                  <text:p text:style-name="P3">void fillRand();<text:line-break/><text:tab/><text:tab/>Fyller arrayen med slumpade siffror position för position.</text:p>
                </text:list-item>
                <text:list-item>
                  <text:p text:style-name="P3">void fillAsc();<text:line-break/><text:tab/><text:tab/><text:bookmark-start text:name="__DdeLink__118_806155697"/>Fyller arrayen från siffran 0 och till det värdet som LSIZE är satt till position för position.<text:bookmark-end text:name="__DdeLink__118_806155697"/></text:p>
                </text:list-item>
                <text:list-item>
                  <text:p text:style-name="P3">void fillDsc();<text:line-break/><text:tab/><text:tab/>Fungerar på samma sätt som fillAsc men med skillnaden att den stegar och fyller från LSIZE till 0.</text:p>
                </text:list-item>
                <text:list-item>
                  <text:p text:style-name="P3">void fillArray();<text:line-break/><text:tab/><text:tab/>Selectsats för att välja på vilket sätt som man ska fylla arrayen. Tre möjliga val; fillRand, fillAsc eller fillDesc samt <text:soft-page-break/>ett default som skriver ut ”Invalid input” och begär om en ny inmatning av ett värde.</text:p>
                </text:list-item>
                <text:list-item>
                  <text:p text:style-name="P3">void creArr();<text:line-break/><text:tab/><text:tab/>Skapar en array och frågar därefter med vilka värden man vill fylla arrayen.</text:p>
                </text:list-item>
                <text:list-item>
                  <text:p text:style-name="P3">int linSrch(int v);<text:line-break/><text:tab/><text:tab/><text:bookmark-start text:name="__DdeLink__120_806155697"/>Utför en linjärsökning på den array som skapats.<text:bookmark-end text:name="__DdeLink__120_806155697"/></text:p>
                </text:list-item>
                <text:list-item>
                  <text:p text:style-name="P3">int binSrch(int array[], int v, int low, int high);<text:line-break/><text:tab/><text:tab/>Utför en binärsökning på den array som skapats.</text:p>
                </text:list-item>
                <text:list-item>
                  <text:p text:style-name="P3">void bstBest();<text:line-break/><text:tab/><text:tab/>Fyller ett binärt sökträd med nollor.</text:p>
                </text:list-item>
                <text:list-item>
                  <text:p text:style-name="P3">void bstWorst();<text:line-break/><text:tab/><text:tab/>Fyller ett binärt sökträd från 1 till LSIZE-1 så att man får ett djupt träd.</text:p>
                </text:list-item>
                <text:list-item>
                  <text:p text:style-name="P3">void bstRand();<text:line-break/><text:tab/><text:tab/>Fyller det binära sökträdet med slumpade värden.</text:p>
                </text:list-item>
                <text:list-item>
                  <text:p text:style-name="P3">void addBST();<text:line-break/><text:tab/><text:tab/>Selectsats för att välja hur man vill fylla BST:t.</text:p>
                </text:list-item>
                <text:list-item>
                  <text:p text:style-name="P3">void BST(); </text:p>
                </text:list-item>
              </text:list>
            </text:list-item>
          </text:list>
        </text:list-item>
      </text:list>
      <text:p text:style-name="P1"><text:tab/><text:tab/><text:tab/><text:tab/>Sök i BST:t som skapats.</text:p>
      <text:list xml:id="list1838136938" text:continue-numbering="true" text:style-name="L1">
        <text:list-item>
          <text:list>
            <text:list-item>
              <text:list>
                <text:list-item>
                  <text:p text:style-name="P3">void bSort(); <text:s/></text:p>
                  <text:list>
                    <text:list-header>
                      <text:p text:style-name="P3">Utför bubblesort på arrayen som skapats. <text:s text:c="3"/><text:tab/> <text:s/></text:p>
                    </text:list-header>
                  </text:list>
                </text:list-item>
                <text:list-item>
                  <text:p text:style-name="P3">void insSort();</text:p>
                  <text:list>
                    <text:list-header>
                      <text:p text:style-name="P3">Utför insertionsort på arraen som skapats.</text:p>
                    </text:list-header>
                  </text:list>
                </text:list-item>
                <text:list-item>
                  <text:p text:style-name="P3">int Partition(int array[], int a, int b);</text:p>
                </text:list-item>
                <text:list-item>
                  <text:p text:style-name="P3">void quickSort(int v[], int a, int b);</text:p>
                </text:list-item>
                <text:list-item>
                  <text:p text:style-name="P3">void qSort();</text:p>
                </text:list-item>
              </text:list>
            </text:list-item>
          </text:list>
        </text:list-item>
      </text:list>
      <text:p text:style-name="P1"><text:tab/><text:tab/><text:tab/><text:tab/>Kör en quicksort på arrayen, använder sig av quicksort </text:p>
      <text:p text:style-name="P1"><text:tab/><text:tab/><text:tab/>och partition.</text:p>
      <text:list xml:id="list1180708476" text:continue-numbering="true" text:style-name="L1">
        <text:list-item>
          <text:list>
            <text:list-item>
              <text:list>
                <text:list-item>
                  <text:p text:style-name="P3">void disp();</text:p>
                </text:list-item>
              </text:list>
            </text:list-item>
          </text:list>
        </text:list-item>
      </text:list>
      <text:p text:style-name="P1"><text:tab/><text:tab/><text:tab/><text:tab/>Skriver ut dem första 10 elementen i arrayen.</text:p>
      <text:p text:style-name="P1"/>
      <text:p text:style-name="P1"/>
      <text:p text:style-name="P1"/>
      <text:p text:style-name="P1"/>
      <text:list xml:id="list4149954479713835871" text:style-name="L2">
        <text:list-header>
          <text:p text:style-name="P4">Det första som måste göras för att man ska kunna utföra någon operation på arrayen är att skapa den och fylla arrayen med de värden man vill utföra operationen på.<text:line-break/>Tre tänkbara scenarion finns, fill Random, fill Ascending (1...N) och fill descending(N...1).<text:line-break/> Efter att detta är gjort så uppdateras menyn och man får nya menyval som inkluderar sorterings och sökoperationer som nu kan väljas. <text:line-break/><text:span text:style-name="T1"><text:line-break/></text:span>Man har även möjlighet att skapa ett binärt sökträd med lika många <text:soft-page-break/>element och fylla den med antingen slumpade värden, 1...N eller fylla hela arrayen med värdet noll.<text:line-break/><text:line-break/>Efter att det binära sökträdet är skapat så kan man utföra sökningar i trädet efter heltalsvärden.<text:span text:style-name="T1"><text:line-break/></text:span></text:p>
        </text:list-header>
      </text:list>
      <text:list xml:id="list583911457" text:continue-list="list1180708476" text:style-name="L1">
        <text:list-item>
          <text:list>
            <text:list-item>
              <text:list>
                <text:list-item>
                  <text:p text:style-name="P3">the <text:span text:style-name="T2">implementation</text:span> design <text:span text:style-name="T1">(discuss alternatives - motivate your choice)</text:span></text:p>
                </text:list-item>
              </text:list>
            </text:list-item>
          </text:list>
        </text:list-item>
      </text:list>
      <text:p text:style-name="P1"><text:span text:style-name="T1"><text:tab/><text:tab/><text:tab/></text:span>Vi valde att låta användaren välja vilket test han ville köra, mest för att det var det första vi kom på. Det gör att det blir mycket inputs som ska göras. Ett alternativ hade kunnat vara att välja vilken algoritm som skulle testas och sedan köra alla test för den, för att slippa knappa in alla val som man måste göra i den nuvarande versionen.</text:p>
      <text:p text:style-name="P1"><text:span text:style-name="T1"><text:tab/><text:tab/><text:tab/></text:span></text:p>
      <text:list xml:id="list1112528261" text:continue-numbering="true" text:style-name="L1">
        <text:list-item>
          <text:list>
            <text:list-item>
              <text:p text:style-name="P3">The implementation description - an overview</text:p>
              <text:p text:style-name="P3">.<text:line-break/></text:p>
            </text:list-item>
            <text:list-item>
              <text:p text:style-name="P3">Testing policies</text:p>
              <text:list>
                <text:list-item>
                  <text:p text:style-name="P3">makefile(s) <text:span text:style-name="T1">(give examples)</text:span></text:p>
                </text:list-item>
                <text:list-item>
                  <text:p text:style-name="P3">script(s) <text:span text:style-name="T1">(give examples)</text:span></text:p>
                </text:list-item>
                <text:list-item>
                  <text:p text:style-name="P3">test cases <text:span text:style-name="T1">(give examples)</text:span></text:p>
                </text:list-item>
              </text:list>
            </text:list-item>
          </text:list>
        </text:list-item>
      </text:list>
      <text:list xml:id="list2803566543507124259" text:style-name="L3">
        <text:list-item>
          <text:list>
            <text:list-header>
              <text:p text:style-name="P5">Vi har testat worst case och average/random case för alla algoritmer men också valt att köra ett best case för alla</text:p>
            </text:list-header>
          </text:list>
        </text:list-item>
      </text:list>
      <text:list xml:id="list1435305450" text:continue-list="list1112528261" text:style-name="L1">
        <text:list-item>
          <text:list>
            <text:list-item>
              <text:p text:style-name="P3">Project evaluation</text:p>
              <text:list>
                <text:list-header>
                  <text:p text:style-name="P3">Projektet har gått relativt smärtfritt och inga större oklarheter, till skillnad från lab1.</text:p>
                  <text:p text:style-name="P3">Om vi skulle ändra något skulle vi nog göra programmet mindre användarstyrt och istället bara välja att köra ett script som kör alla tester för en specifik algoritm.<text:line-break/>När man använde sig av skript så blev exempelvis våran binärsökning genast mycket snabbare. Gjorde vi samma typ av sökning fast med manuell input av värden så tog det ca 11 CPU cykler medans det tar ca 2 m.h.a. skriptet.<text:line-break/></text:p>
                </text:list-header>
                <text:list-item>
                  <text:p text:style-name="P3">Conclusion</text:p>
                </text:list-item>
              </text:list>
            </text:list-item>
          </text:list>
        </text:list-item>
      </text:list>
      <text:p text:style-name="P1"><text:tab/><text:tab/><text:tab/>Våra värden hamnar någonstans i närheten av vad BigO notationen förutser. Vissa avvikelser finns men dessa anser vi är inom rimliga gränser. Att vissa algoritmer har en viss uppstartstid innan dem kommer igång med sitt arbete till exempelvis, något som blir mindre prominent när man ökar antalet element.</text:p>
      <text:list xml:id="list1807828651" text:continue-numbering="true" text:style-name="L1">
        <text:list-item>
          <text:list>
            <text:list-item>
              <text:p text:style-name="P3">Appendices</text:p>
              <text:list>
                <text:list-item>
                  <text:p text:style-name="P3">source code</text:p>
                </text:list-item>
                <text:list-item>
                  <text:p text:style-name="P3">test cases</text:p>
                </text:list-item>
                <text:list-item>
                  <text:p text:style-name="P3">makefile(s)</text:p>
                  <text:p text:style-name="P3"><text:soft-page-break/>test script(s) + output(s)<text:line-break/></text:p>
                </text:list-item>
                <text:list-item>
                  <text:p text:style-name="P7"><text:span text:style-name="T3">Performance evaluation</text:span></text:p>
                  <text:p text:style-name="P7"><text:span text:style-name="T3"><text:s/>Bubblesort, först hade vi en variant med två for-loopar, som körde sin yttre loop oavsett om den inre gjort några förflyttngar eller inte. Detta gjorde att best case O(n) inte gick att uppnå utan vi fick istället O(n^2). Men när vi införde en koll om den inre gjort något eller inte så fick vi bättre värden.</text:span></text:p>
                </text:list-item>
              </text:list>
            </text:list-item>
          </text:list>
        </text:list-item>
      </text:list>
      <text:p text:style-name="P6"><text:span text:style-name="T3"><text:tab/><text:tab/><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otes(excel sheet):</text:p>
      <text:p text:style-name="Standard">time is CPU time</text:p>
      <text:p text:style-name="Standard"/>
      <text:p text:style-name="Standard">linear search worst case is searching for the last element(same for binary search), the average case is O(n/2), our random case is NOT an average of several runs.</text:p>
      <text:p text:style-name="Standard"/>
      <text:p text:style-name="Standard">Searching the BST. Random case is searching for a random element(15) in a randomly genarated unbalanced BS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18:11:08</meta:creation-date>
    <meta:editing-duration>PT11M10S</meta:editing-duration>
    <meta:editing-cycles>2</meta:editing-cycles>
    <meta:generator>OpenOffice/4.0.0$Unix OpenOffice.org_project/400m3$Build-9702</meta:generator>
    <meta:initial-creator>Amar Krupalija</meta:initial-creator>
    <meta:document-statistic meta:table-count="0" meta:image-count="0" meta:object-count="0" meta:page-count="5" meta:paragraph-count="59" meta:word-count="913" meta:character-count="5381"/>
    <dc:date>2013-12-16T16:08:04</dc:date>
    <dc:creator>Amar Krupalija</dc:creator>
  </office:meta>
</office:document-meta>
</file>